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dex.html textos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title&gt;Formato avanzado de texto e imágenes&lt;/title&gt;</text:p>
      <text:p text:style-name="Normal">    &lt;link rel="stylesheet" href="estilos1.css"&gt;</text:p>
      <text:p text:style-name="Normal">&lt;/head&gt;</text:p>
      <text:p text:style-name="Normal">&lt;body&gt;</text:p>
      <text:p text:style-name="Normal">    &lt;header&gt;</text:p>
      <text:p text:style-name="Normal">        &lt;h1&gt;Mi Página de Ejemplo&lt;/h1&gt;</text:p>
      <text:p text:style-name="Normal">    &lt;/header&gt;</text:p>
      <text:p text:style-name="Normal"/>
      <text:p text:style-name="Normal">    &lt;section class="contenedor"&gt;</text:p>
      <text:p text:style-name="Normal">        &lt;article class="texto"&gt;</text:p>
      <text:p text:style-name="Normal">            &lt;h2&gt;Encabezado principal&lt;/h2&gt;</text:p>
      <text:p text:style-name="Normal">            &lt;p&gt;Este es un párrafo de ejemplo con formato avanzado. Se puede personalizar el color, el espaciado, el tamaño y el tipo de fuente.&lt;/p&gt;</text:p>
      <text:p text:style-name="Normal">        &lt;/article&gt;</text:p>
      <text:p text:style-name="Normal"/>
      <text:p text:style-name="Normal">        &lt;aside class="imagen"&gt;</text:p>
      <text:p text:style-name="Normal">            &lt;img src="logo.png" alt="Logo de ejemplo"&gt;</text:p>
      <text:p text:style-name="Normal">        &lt;/aside&gt;</text:p>
      <text:p text:style-name="Normal">    &lt;/section&gt;</text:p>
      <text:p text:style-name="Normal"/>
      <text:p text:style-name="Normal">    &lt;footer&gt;</text:p>
      <text:p text:style-name="Normal">        &lt;p&gt;Derechos reservados © 2025&lt;/p&gt;</text:p>
      <text:soft-page-break/>
      <text:p text:style-name="Normal">    &lt;/footer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10:00Z</meta:creation-date>
    <dc:date>2025-03-11T15:11:00Z</dc:date>
    <meta:template xlink:href="Normal" xlink:type="simple"/>
    <meta:editing-cycles>1</meta:editing-cycles>
    <meta:editing-duration>PT60S</meta:editing-duration>
    <meta:document-statistic meta:page-count="2" meta:paragraph-count="1" meta:word-count="127" meta:character-count="825" meta:row-count="5" meta:non-whitespace-character-count="699"/>
  </office:meta>
</office:document-meta>
</file>